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>
      <style:text-properties fo:color="#ff3366"/>
    </style:style>
    <style:style style:name="ce20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3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3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3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2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1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2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11:05:38.136488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5T12:56:33.543664486</dc:date>
    <meta:editing-duration>P1DT8H48M25S</meta:editing-duration>
    <meta:editing-cycles>777</meta:editing-cycles>
    <meta:generator>LibreOffice/4.2.6.3$Linux_X86_64 LibreOffice_project/420m0$Build-3</meta:generator>
    <meta:document-statistic meta:table-count="6" meta:cell-count="1844" meta:object-count="0"/>
  </office:meta>
</office:document-meta>
</file>